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text-properties style:font-name="Arial" style:font-name-complex="Arial" fo:font-weight="bold" style:font-weight-asian="bold" fo:font-size="12pt" style:font-size-asian="12pt"/>
    </style:style>
    <style:style style:name="T2" style:parent-style-name="Absatz-Standardschriftart" style:family="text">
      <style:text-properties style:font-name="Arial" style:font-name-complex="Arial" fo:font-size="12pt" style:font-size-asian="12pt"/>
    </style:style>
    <style:style style:name="T3" style:parent-style-name="Absatz-Standardschriftart" style:family="text">
      <style:text-properties style:font-name="Arial" style:font-name-complex="Arial" fo:font-weight="bold" style:font-weight-asian="bold" fo:font-size="12pt" style:font-size-asian="12pt"/>
    </style:style>
    <style:style style:name="T4" style:parent-style-name="Absatz-Standardschriftart" style:family="text">
      <style:text-properties style:font-name="Arial" style:font-name-complex="Arial" fo:font-size="12pt" style:font-size-asian="12pt"/>
    </style:style>
    <style:style style:name="T5" style:parent-style-name="Absatz-Standardschriftart" style:family="text">
      <style:text-properties style:font-name="Arial" style:font-name-complex="Arial" fo:font-size="12pt" style:font-size-asian="12pt"/>
    </style:style>
    <style:style style:name="P6" style:parent-style-name="Standard" style:family="paragraph">
      <style:text-properties style:font-name="Arial" style:font-name-complex="Arial" fo:font-weight="bold" style:font-weight-asian="bold" fo:font-size="12pt" style:font-size-asian="12pt"/>
    </style:style>
    <style:style style:name="P7" style:parent-style-name="Standard" style:family="paragraph">
      <style:text-properties style:font-name="Arial" style:font-name-complex="Arial" fo:font-size="12pt" style:font-size-asian="12pt"/>
    </style:style>
    <style:style style:name="P8" style:parent-style-name="Listenabsatz" style:list-style-name="LFO1" style:family="paragraph">
      <style:text-properties style:font-name="Arial" style:font-name-complex="Arial" fo:font-size="12pt" style:font-size-asian="12pt"/>
    </style:style>
    <style:style style:name="P9" style:parent-style-name="Listenabsatz" style:list-style-name="LFO1" style:family="paragraph">
      <style:text-properties style:font-name="Arial" style:font-name-complex="Arial" fo:font-size="12pt" style:font-size-asian="12pt"/>
    </style:style>
    <style:style style:name="P10" style:parent-style-name="Listenabsatz" style:list-style-name="LFO1" style:family="paragraph">
      <style:text-properties style:font-name="Arial" style:font-name-complex="Arial" fo:font-size="12pt" style:font-size-asian="12pt"/>
    </style:style>
    <style:style style:name="P11" style:parent-style-name="Standard" style:family="paragraph">
      <style:text-properties style:font-name="Arial" style:font-name-complex="Arial" fo:font-size="12pt" style:font-size-asian="12pt"/>
    </style:style>
    <style:style style:name="P12" style:parent-style-name="Standard" style:family="paragraph">
      <style:text-properties style:font-name="Arial" style:font-name-complex="Arial" fo:font-size="12pt" style:font-size-asian="12pt"/>
    </style:style>
    <style:style style:name="T13" style:parent-style-name="Absatz-Standardschriftart" style:family="text">
      <style:text-properties style:font-name="Arial" style:font-name-complex="Arial" fo:font-size="12pt" style:font-size-asian="12pt"/>
    </style:style>
    <style:style style:name="T14" style:parent-style-name="Absatz-Standardschriftart" style:family="text">
      <style:text-properties style:font-name="Arial" style:font-name-complex="Arial" fo:font-size="12pt" style:font-size-asian="12pt"/>
    </style:style>
    <style:style style:name="T15" style:parent-style-name="Absatz-Standardschriftart" style:family="text">
      <style:text-properties style:font-name="Arial" style:font-name-complex="Arial" fo:font-size="12pt" style:font-size-asian="12pt"/>
    </style:style>
    <style:style style:name="T16" style:parent-style-name="Absatz-Standardschriftart" style:family="text">
      <style:text-properties style:font-name="Arial" style:font-name-complex="Arial" fo:font-weight="bold" style:font-weight-asian="bold" fo:font-size="12pt" style:font-size-asian="12pt"/>
    </style:style>
    <style:style style:name="T17" style:parent-style-name="Absatz-Standardschriftart" style:family="text">
      <style:text-properties style:font-name="Arial" style:font-name-complex="Arial" fo:font-size="12pt" style:font-size-asian="12pt"/>
    </style:style>
    <style:style style:name="T18" style:parent-style-name="Absatz-Standardschriftart" style:family="text">
      <style:text-properties style:font-name="Arial" style:font-name-complex="Arial" fo:font-weight="bold" style:font-weight-asian="bold" fo:font-size="12pt" style:font-size-asian="12pt"/>
    </style:style>
    <style:style style:name="T19" style:parent-style-name="Absatz-Standardschriftart" style:family="text">
      <style:text-properties style:font-name="Arial" style:font-name-complex="Arial" fo:font-size="12pt" style:font-size-asian="12pt"/>
    </style:style>
    <style:style style:name="T20" style:parent-style-name="Absatz-Standardschriftart" style:family="text">
      <style:text-properties style:font-name="Arial" style:font-name-complex="Arial" fo:font-weight="bold" style:font-weight-asian="bold" fo:font-size="12pt" style:font-size-asian="12pt"/>
    </style:style>
    <style:style style:name="T21" style:parent-style-name="Absatz-Standardschriftart" style:family="text">
      <style:text-properties style:font-name="Arial" style:font-name-complex="Arial" fo:font-size="12pt" style:font-size-asian="12pt"/>
    </style:style>
    <style:style style:name="T22" style:parent-style-name="Absatz-Standardschriftart" style:family="text">
      <style:text-properties style:font-name="Arial" style:font-name-complex="Arial" fo:font-size="12pt" style:font-size-asian="12pt"/>
    </style:style>
    <style:style style:name="T23" style:parent-style-name="Absatz-Standardschriftart" style:family="text">
      <style:text-properties style:font-name="Arial" style:font-name-complex="Arial" fo:font-weight="bold" style:font-weight-asian="bold" fo:font-size="12pt" style:font-size-asian="12pt"/>
    </style:style>
    <style:style style:name="T24" style:parent-style-name="Absatz-Standardschriftart" style:family="text">
      <style:text-properties style:font-name="Arial" style:font-name-complex="Arial" fo:font-size="12pt" style:font-size-asian="12pt"/>
    </style:style>
    <style:style style:name="P25" style:parent-style-name="Standard" style:family="paragraph">
      <style:text-properties style:font-name="Arial" style:font-name-complex="Arial" fo:font-size="12pt" style:font-size-asian="12pt"/>
    </style:style>
    <style:style style:name="P26" style:parent-style-name="Standard" style:family="paragraph">
      <style:text-properties style:font-name="Arial" style:font-name-complex="Arial" fo:font-size="12pt" style:font-size-asian="12pt"/>
    </style:style>
    <style:style style:name="P27" style:parent-style-name="Standard" style:family="paragraph">
      <style:text-properties style:font-name="Arial" style:font-name-complex="Arial" fo:font-size="12pt" style:font-size-asian="12pt"/>
    </style:style>
    <style:style style:name="P28" style:parent-style-name="Standard" style:family="paragraph">
      <style:text-properties style:font-name="Arial" style:font-name-complex="Arial" fo:font-size="12pt" style:font-size-asian="12pt" fo:language="en" fo:country="US"/>
    </style:style>
    <style:style style:name="P29" style:parent-style-name="Standard" style:family="paragraph">
      <style:text-properties style:font-name="Arial" style:font-name-complex="Arial" fo:font-size="12pt" style:font-size-asian="12pt" fo:language="en" fo:country="US"/>
    </style:style>
    <style:style style:name="P30" style:parent-style-name="Standard" style:family="paragraph">
      <style:text-properties style:font-name="Arial" style:font-name-complex="Arial" fo:font-size="12pt" style:font-size-asian="12pt" fo:language="en" fo:country="US"/>
    </style:style>
    <style:style style:name="P31" style:parent-style-name="Standard" style:family="paragraph">
      <style:text-properties style:font-name="Arial" style:font-name-complex="Arial" fo:font-size="12pt" style:font-size-asian="12pt"/>
    </style:style>
    <style:style style:name="P32" style:parent-style-name="Standard" style:family="paragraph">
      <style:text-properties style:font-name="Arial" style:font-name-complex="Arial" fo:font-size="12pt" style:font-size-asian="12pt"/>
    </style:style>
    <style:style style:name="P33" style:parent-style-name="Standard" style:family="paragraph">
      <style:text-properties style:font-name="Arial" style:font-name-complex="Arial" fo:font-size="12pt" style:font-size-asian="12pt"/>
    </style:style>
    <style:style style:name="P34" style:parent-style-name="Standard" style:family="paragraph">
      <style:text-properties style:font-name="Arial" style:font-name-complex="Arial" fo:font-size="12pt" style:font-size-asian="12pt"/>
    </style:style>
    <style:style style:name="P35" style:parent-style-name="Standard" style:family="paragraph">
      <style:text-properties style:font-name="Arial" style:font-name-complex="Arial" fo:font-size="12pt" style:font-size-asian="12pt"/>
    </style:style>
    <style:style style:name="P36" style:parent-style-name="Standard" style:family="paragraph">
      <style:text-properties style:font-name="Arial" style:font-name-complex="Arial" fo:font-size="12pt" style:font-size-asian="12pt" fo:language="en" fo:country="US"/>
    </style:style>
    <style:style style:name="P37" style:parent-style-name="Standard" style:family="paragraph">
      <style:text-properties style:font-name="Arial" style:font-name-complex="Arial" fo:font-size="12pt" style:font-size-asian="12pt"/>
    </style:style>
    <style:style style:name="P38" style:parent-style-name="Standard" style:family="paragraph">
      <style:text-properties style:font-name="Arial" style:font-name-complex="Arial" fo:font-size="12pt" style:font-size-asian="12pt"/>
    </style:style>
    <style:style style:name="P39" style:parent-style-name="Standard" style:family="paragraph">
      <style:text-properties style:font-name="Arial" style:font-name-complex="Arial" fo:font-size="12pt" style:font-size-asian="12pt"/>
    </style:style>
    <style:style style:name="P40" style:parent-style-name="Standard" style:family="paragraph">
      <style:text-properties style:font-name="Arial" style:font-name-complex="Arial" fo:font-size="12pt" style:font-size-asian="12pt"/>
    </style:style>
    <style:style style:name="T41" style:parent-style-name="Absatz-Standardschriftart" style:family="text">
      <style:text-properties style:font-name="Arial" style:font-name-complex="Arial" fo:font-size="12pt" style:font-size-asian="12pt"/>
    </style:style>
    <style:style style:name="T42" style:parent-style-name="Absatz-Standardschriftart" style:family="text">
      <style:text-properties style:font-name="Arial" style:font-name-complex="Arial" fo:font-size="12pt" style:font-size-asian="12pt"/>
    </style:style>
    <style:style style:name="T43" style:parent-style-name="Absatz-Standardschriftart" style:family="text">
      <style:text-properties style:font-name="Arial" style:font-name-complex="Arial" fo:font-size="12pt" style:font-size-asian="12pt"/>
    </style:style>
  </office:automatic-styles>
  <office:body>
    <office:text text:use-soft-page-breaks="true">
      <text:p text:style-name="P1">Gegebenheiten am Markt analysieren</text:p>
      <text:p text:style-name="Standard"><text:span text:style-name="T2">Der Gesamtmarkt ist sehr gesättigt.</text:span><text:span text:style-name="T3"><text:line-break/></text:span><text:span text:style-name="T4">Da wir unser Zeitmanagementtool über das Internet verbreiten wollen, ist aufgrund der Beschaffenheit des Internetzes<text:s/></text:span><text:span text:style-name="T5">der Markt sehr groß und wird tag täglich größer. Es ist daher wichtig dass, das sich unserer Produkt durch besondere Merkmale, wie Features oder Design sich von der Konkurrenz abheben kann.</text:span></text:p>
      <text:p text:style-name="P6">Konkrete Einschätzung der Konkurrenz</text:p>
      <text:p text:style-name="P7">Die Konkurrenz ist wie schon<text:s/>gesagt aufgrund des Internetzes sehr groß.<text:line-break/>Ich werde im weiteren Text auf jeweils 2 Konkrete Firmen pro Zeitmanagementsystem eingehen und hervorheben, wie Sie ihr Zeitmanagement Produkt vertreiben. Bei der Auswahl der Firmen gab es ausschlaggebende Kriterien:</text:p>
      <text:list text:style-name="LFO1" text:continue-numbering="true">
        <text:list-item>
          <text:p text:style-name="P8">Sie mussten auf der ersten oder zweiten Seite bei Google zu finden sein.</text:p>
        </text:list-item>
        <text:list-item>
          <text:p text:style-name="P9">Sie mussten mit dem Browser bedienbar sein.</text:p>
        </text:list-item>
        <text:list-item>
          <text:p text:style-name="P10">Moderne Webtechnologien, wie HMLT5 oder Responsive Design</text:p>
        </text:list-item>
      </text:list>
      <text:p text:style-name="P11">Kanban Zeitmanagement Idee:</text:p>
      <text:p text:style-name="P12">Kanbanize:</text:p>
      <text:p text:style-name="Standard"><text:span text:style-name="T13">Ist ein Unternehmen, welches 2008 gegr</text:span><text:span text:style-name="T14">ündet wurde. Das Unternehmen bietet ihr Produkt „Kanbanzie“ mit den Basis Funktionen erstmals als Freeware an. Um weitere Features nutzen zu können muss man sich zu einem der in verschieden Plänen gestaffelten Upgrades entscheiden. Die Upgrades orientieren</text:span><text:span text:style-name="T15"><text:s/>sich an 4 Faktoren.<text:s/></text:span><text:span text:style-name="T16">Sicherheit</text:span><text:span text:style-name="T17"><text:s/>wie tägliche Backups, eine https Domain und eine Möglichkeit Daten zu exportieren. <text:s/></text:span><text:span text:style-name="T18">Analyse<text:s/></text:span><text:span text:style-name="T19">eine Möglichkeit die Maße von eingegebenen Daten möglichst schnell und effektiv zu verarbeiten.<text:s/></text:span><text:span text:style-name="T20">User Anzahl</text:span><text:span text:style-name="T21"><text:s/>je nachdem, welchen Plan</text:span><text:span text:style-name="T22"><text:s/>man nimmt steigt die Anzahl der Nutzer, welche das System benutzen können.<text:s/></text:span><text:span text:style-name="T23">Support<text:s/></text:span><text:span text:style-name="T24">mit einem Upgrade hat man automatisch Anspruch auf Updates des Produktes und Hilfe bei Fragen zum Produkt.</text:span></text:p>
      <text:p text:style-name="P25"/>
      <text:p text:style-name="P26">Fog Creek Software:</text:p>
      <text:p text:style-name="P27">Ist ein Unternehmen, welches 2000 gegründet<text:s/>wurde. Das Unternehmen bietet ihr Produkt „Trello“ mit einem sehr umfangreichen Funktionspaket als Freeware an. Käuflich erwerben kann man 2 verschiedene Pakete. Zum einem die Möglichkeit aus mehreren Layouts sich das für sich beste herauszusuchen, eigene<text:s/>Stickers und emoji und mehr Serverspace für Hochgeladenen Dateien. Dieses Angebot richtet sich an Leute die viel mit Bildern kommunizieren und ihre eigene Umgebung haben möchten. Das zweite Angebot richtet sich konkret an Firmen. Dort hat man die Möglichkeit seine Daten zu exportieren, es gibt die Möglichkeit die Ticketboards abzutrennen, sodass nur ausgewählte Personen Zugang haben.</text:p>
      <text:soft-page-break/>
      <text:p text:style-name="P28">To Do List Zietmangement Idee:</text:p>
      <text:p text:style-name="P29"/>
      <text:p text:style-name="P30">MetaLab Design:</text:p>
      <text:p text:style-name="P31">Ist ein Unternehmen, welches 2006 gegründet wurde. Das Unternehmen bietet ihr<text:s/>Produkt „flow“ nach einer 30 tägigen Probezeit<text:s/>kostenpflichtig<text:s/>an. Dort sind die Preisklassen in die jeweilige Anzahl von<text:s/>Nutzern,<text:s/>Workspace<text:s/>und Speicherplatz unterteilt.</text:p>
      <text:p text:style-name="P32"/>
      <text:p text:style-name="P33">Wunderkinde:</text:p>
      <text:p text:style-name="P34">Ist ein Unternehmen, welches 2010 gegründet wurde. Das Unternehmen bietet ihr Produkt „wunderlist“<text:s/>als kostenfrei an. Man kann allerdings noch je nach Bedürfnissen einige extra Optionen mit einem Upgrade erwerben. So hat man dann zum<text:s/>Beispiel<text:s/>die<text:s/>Möglichkeit<text:s/>an seine erstellen Aufgaben<text:s/>Dateien<text:s/>anzuhängen oder<text:s/>Kommentare<text:s/>zu schreiben. Auch hat man dann die<text:s/>Möglichkeit<text:s/>aus verschieden<text:s/>Hintergründ<text:s/>sich einen anderen auszuwählen und mittels https ist auch der Sicherheitsfaktor gegeben. Für Unternehmen gibt es ebenfalls einige sonder<text:s/>Features. Dort hat man<text:s/>dann<text:s/>die möglichkeit arbeitsteilung vorzunehmen und hat dank einer could<text:s/>Lösung<text:s/>immer übe4rall seine Aufgaben up to date. Preislich<text:s/>richtet<text:s/>es sich dabei immer nach der Anzahl der<text:s/>Nutzer<text:s/>in der betreffenden Firma.</text:p>
      <text:p text:style-name="P35"/>
      <text:p text:style-name="P36">Getting Things Done Zeitmanagement Idee:</text:p>
      <text:p text:style-name="P37">remeber the milk</text:p>
      <text:p text:style-name="P38">Ist ein Unternehmen, welches 2004<text:s/>gegründet wurde. Das Unternehmen bietet ihr Produkt „remeber the milk“ als kostenfrei an.<text:s/>Für ein Upgrade bekommt man jedoch noch die App für alle geläufigen Smartphone, sowie Microsoft Outlook dazu. Des weiterem hat man ein primäres<text:s/>Anrecht<text:s/>auf neue Funktionen sowieso, eine doppelte Stimmgeltung bei Votum um neue programmerweiterungen. Bevorzugten Service beim<text:s/>Support. Für diese Erweiterung gibt es einen Festpreis, welcher jährlich gezahlt werden muss.</text:p>
      <text:p text:style-name="P39"/>
      <text:p text:style-name="P40">Nirvanahq:<text:s/></text:p>
      <text:p text:style-name="Standard"><text:span text:style-name="T41">Ist ein Unternehmen, welches 2012 gegründet wurde. Das Unternehmen bietet ihr Produkt „</text:span><text:span text:style-name="T42">Nirvana for GTD</text:span><text:span text:style-name="T43">“ kostenlos zur Verfügung. Jedoch nur im limitieren Bereich, wie zum Beispiel nur 2 Arbeitsbereiche. Wenn man mehr benötigt muss man eines der Beiden Upgrade vollziehen. Diese haben zum einem die Vorteil von unlimitierten Arbeitsbereiches e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Fett" style:display-name="Fett" style:family="text" style:parent-style-name="Absatz-Standardschriftar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Jan-work</meta:initial-creator>
    <dc:creator>Jan-work</dc:creator>
    <meta:creation-date>2014-02-27T22:52:00Z</meta:creation-date>
    <dc:date>2014-03-16T21:29:00Z</dc:date>
    <meta:template xlink:href="Normal" xlink:type="simple"/>
    <meta:editing-cycles>4</meta:editing-cycles>
    <meta:editing-duration>PT0S</meta:editing-duration>
    <meta:document-statistic meta:page-count="2" meta:paragraph-count="8" meta:word-count="597" meta:character-count="4352" meta:row-count="31" meta:non-whitespace-character-count="3763"/>
  </office:meta>
</office:document-meta>
</file>